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0efc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0ffa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5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6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7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33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33">❌</text:span></text:span>MIN, <text:span text:style-name="Strong_20_Emphasis"><text:span text:style-name="T33">❌</text:span></text:span>MAX, <text:span text:style-name="Strong_20_Emphasis"><text:span text:style-name="T18">✅</text:span></text:span>AS</text:p>
            </text:list-item>
            <text:list-item>
              <text:p text:style-name="P29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HAVING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32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ORDER BY, <text:span text:style-name="Strong_20_Emphasis"><text:span text:style-name="T33">❌</text:span></text:span>ASC, <text:span text:style-name="Strong_20_Emphasis"><text:span text:style-name="T18">✅</text:span></text:span>DESC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TOP, PERCENT, WITH TIES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FFSET, FETCH, FIRST, ROWS</text:p>
            </text:list-item>
            <text:list-item>
              <text:p text:style-name="P31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ROW_NUMBER(), <text:span text:style-name="Strong_20_Emphasis"><text:span text:style-name="T18">✅</text:span></text:span>OVER, <text:span text:style-name="Strong_20_Emphasis"><text:span text:style-name="T18">✅</text:span></text:span>PARTITION BY</text:p>
            </text:list-item>
            <text:list-item>
              <text:p text:style-name="P30"><text:span text:style-name="Strong_20_Emphasis"><text:span text:style-name="T18">✅ </text:span></text:span><text:span text:style-name="Strong_20_Emphasis"><text:span text:style-name="T17">| </text:span></text:span>CASE … WHEN … THEN … ELSE …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2">Скріншот діаграми бази даних із середовища <text:span text:style-name="T22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799453858" text:style-name="L3">
        <text:list-item>
          <text:p text:style-name="P34">Заняття(з предмету) — проводиться:</text:p>
          <text:list>
            <text:list-item>
              <text:p text:style-name="P34">щотижня, або тільки по чисельникам/знаменникам;</text:p>
            </text:list-item>
            <text:list-item>
              <text:p text:style-name="P35">у день тижня</text:p>
            </text:list-item>
            <text:list-item>
              <text:p text:style-name="P35">для групи, <text:span text:style-name="T24">підгрупи</text:span></text:p>
            </text:list-item>
            <text:list-item>
              <text:p text:style-name="P36">у час</text:p>
            </text:list-item>
            <text:list-item>
              <text:p text:style-name="P37">викладачем</text:p>
            </text:list-item>
            <text:list-item>
              <text:p text:style-name="P37">в аудиторії</text:p>
            </text:list-item>
          </text:list>
        </text:list-item>
        <text:list-item>
          <text:p text:style-name="P34">Предмет</text:p>
        </text:list-item>
        <text:list-item>
          <text:p text:style-name="P34">Викладач</text:p>
        </text:list-item>
        <text:list-item>
          <text:p text:style-name="P34">Студент — <text:span text:style-name="T23">належить до групи та підгрупи</text:span></text:p>
        </text:list-item>
        <text:list-item>
          <text:p text:style-name="P34">Аудиторія</text:p>
        </text:list-item>
        <text:list-item>
          <text:p text:style-name="P34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38">Room(аудиторія)</text:p>
          <text:list>
            <text:list-item>
              <text:p text:style-name="P39">id INT PK</text:p>
            </text:list-item>
          </text:list>
        </text:list-item>
        <text:list-item>
          <text:p text:style-name="P40">Teacher(викладач)</text:p>
          <text:list>
            <text:list-item>
              <text:p text:style-name="P41">Id <text:span text:style-name="T27">INT </text:span>IDENTITY<text:span text:style-name="T29">(1, 1)</text:span> <text:span text:style-name="T26">PK</text:span></text:p>
            </text:list-item>
            <text:list-item>
              <text:p text:style-name="P42">FirstName TEXT NOT NULL</text:p>
            </text:list-item>
            <text:list-item>
              <text:p text:style-name="P42">LastName TEXT NOT NULL</text:p>
            </text:list-item>
          </text:list>
        </text:list-item>
        <text:list-item>
          <text:p text:style-name="P43">Group</text:p>
          <text:list>
            <text:list-item>
              <text:p text:style-name="P43">Id INT PK</text:p>
            </text:list-item>
            <text:list-item>
              <text:p text:style-name="P44">Name TEXT NOT NULL</text:p>
            </text:list-item>
            <text:list-item>
              <text:p text:style-name="P45">CuratorId INT NOT NULL FK(Teacher.Id)</text:p>
            </text:list-item>
          </text:list>
        </text:list-item>
        <text:list-item>
          <text:p text:style-name="P46">Class</text:p>
          <text:list>
            <text:list-item>
              <text:p text:style-name="P46">Id INT IDENTITY(1, 1) PK</text:p>
            </text:list-item>
            <text:list-item>
              <text:p text:style-name="P46">Name TEXT NOT NULL</text:p>
            </text:list-item>
          </text:list>
        </text:list-item>
        <text:list-item>
          <text:p text:style-name="P47">ClassType<text:span text:style-name="T28">(тип заняття)</text:span></text:p>
          <text:list>
            <text:list-item>
              <text:p text:style-name="P48">Id INT IDENTITY(1, 1) PK</text:p>
            </text:list-item>
            <text:list-item>
              <text:p text:style-name="P48">Name TEXT NOT NULL</text:p>
            </text:list-item>
          </text:list>
        </text:list-item>
        <text:list-item>
          <text:p text:style-name="P49">Schedule(розклад/заняття)</text:p>
          <text:list>
            <text:list-item>
              <text:p text:style-name="P50">Day SMALLINT NOT NULL BETWEEN 0 AND 6</text:p>
            </text:list-item>
            <text:list-item>
              <text:p text:style-name="P51">Time TIME NOT NULL</text:p>
            </text:list-item>
            <text:list-item>
              <text:p text:style-name="P52">IsOddWeek BIT</text:p>
            </text:list-item>
            <text:list-item>
              <text:p text:style-name="P52">ClassTypeId INT NOT NULL FK(ClassType.Id)</text:p>
            </text:list-item>
            <text:list-item>
              <text:p text:style-name="P52">ClassId INT NOT NULL FK(Class.Id)</text:p>
            </text:list-item>
            <text:list-item>
              <text:p text:style-name="P52">GroupId INT NOT NULL FK(Group.Id)</text:p>
            </text:list-item>
            <text:list-item>
              <text:p text:style-name="P52">Subgroup INT NOT NULL</text:p>
            </text:list-item>
            <text:list-item>
              <text:p text:style-name="P52">TeacherId INT NOT NULL <text:span text:style-name="T30">FK(Teacher.Id)</text:span></text:p>
            </text:list-item>
            <text:list-item>
              <text:p text:style-name="P53">RoomId INT NOT NULL FK(Room.Id)</text:p>
            </text:list-item>
          </text:list>
        </text:list-item>
        <text:list-item>
          <text:p text:style-name="P54">Student</text:p>
          <text:list>
            <text:list-item>
              <text:p text:style-name="P54">Id INT IDENTITY(1, 1) <text:span text:style-name="T32">PK</text:span></text:p>
            </text:list-item>
            <text:list-item>
              <text:p text:style-name="P54">FirstName TEXT NOT NULL</text:p>
            </text:list-item>
            <text:list-item>
              <text:p text:style-name="P54"><text:span text:style-name="T31">L</text:span>astName TEXT NOT NULL</text:p>
            </text:list-item>
            <text:list-item>
              <text:p text:style-name="P54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3:13:14.833943133</dc:date>
    <meta:editing-duration>PT11H44M35S</meta:editing-duration>
    <meta:editing-cycles>235</meta:editing-cycles>
    <meta:generator>LibreOffice/7.2.6.2$Linux_X86_64 LibreOffice_project/20$Build-2</meta:generator>
    <meta:document-statistic meta:table-count="0" meta:image-count="1" meta:object-count="1" meta:page-count="4" meta:paragraph-count="79" meta:word-count="386" meta:character-count="2165" meta:non-whitespace-character-count="1902"/>
  </office:meta>
</office:document-meta>
</file>